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Fontin" svg:font-family="Fontin" style:font-adornments="Bold" style:font-pitch="variable"/>
    <style:font-face style:name="Fontin1" svg:font-family="Fontin" style:font-adornments="Regular" style:font-pitch="variable"/>
    <style:font-face style:name="Fontin SmallCaps" svg:font-family="'Fontin SmallCaps'" style:font-adornments="SmallCap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15.24cm" table:align="margins"/>
    </style:style>
    <style:style style:name="rststyle-table-0.A" style:family="table-column">
      <style:table-column-properties style:column-width="5.08cm" style:rel-column-width="21845*"/>
    </style:style>
    <style:style style:name="rststyle-table-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ststyle-table-0.C1" style:family="table-cell">
      <style:table-cell-properties fo:padding="0.097cm" fo:border="0.002cm solid #000000"/>
    </style:style>
    <style:style style:name="rststyle-table-0.A2" style:family="table-cell">
      <style:table-cell-properties fo:padding="0.097cm" fo:border-left="0.002cm solid #000000" fo:border-right="none" fo:border-top="none" fo:border-bottom="0.002cm solid #000000"/>
    </style:style>
    <style:style style:name="rststyle-table-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rststyle-table-1" style:family="table">
      <style:table-properties style:width="15.24cm" table:align="margins" fo:background-color="#00b8ff">
        <style:background-image/>
      </style:table-properties>
    </style:style>
    <style:style style:name="rststyle-table-1.A" style:family="table-column">
      <style:table-column-properties style:column-width="5.08cm" style:rel-column-width="21845*"/>
    </style:style>
    <style:style style:name="rststyle-table-1.A1" style:family="table-cell">
      <style:table-cell-properties fo:padding="0.097cm" fo:border-left="0.176cm solid #000080" fo:border-right="none" fo:border-top="0.176cm solid #000080" fo:border-bottom="0.176cm solid #000080"/>
    </style:style>
    <style:style style:name="rststyle-table-1.C1" style:family="table-cell">
      <style:table-cell-properties fo:padding="0.097cm" fo:border="0.176cm solid #000080"/>
    </style:style>
    <style:style style:name="rststyle-table-1.A2" style:family="table-cell">
      <style:table-cell-properties fo:padding="0.097cm" fo:border-left="0.176cm solid #000080" fo:border-right="none" fo:border-top="none" fo:border-bottom="0.176cm solid #000080"/>
    </style:style>
    <style:style style:name="rststyle-table-1.C2" style:family="table-cell">
      <style:table-cell-properties fo:padding="0.097cm" fo:border-left="0.176cm solid #000080" fo:border-right="0.176cm solid #000080" fo:border-top="none" fo:border-bottom="0.176cm solid #000080"/>
    </style:style>
    <style:style style:name="rststyle-table-personal" style:family="table">
      <style:table-properties style:width="11.582cm" style:rel-width="76%" table:align="left"/>
    </style:style>
    <style:style style:name="rststyle-table-personal.A" style:family="table-column">
      <style:table-column-properties style:column-width="5.05cm" style:rel-column-width="2863*"/>
    </style:style>
    <style:style style:name="rststyle-table-personal.B" style:family="table-column">
      <style:table-column-properties style:column-width="6.532cm" style:rel-column-width="3703*"/>
    </style:style>
    <style:style style:name="rststyle-table-personal.A1" style:family="table-cell">
      <style:table-cell-properties fo:padding="0.097cm" fo:border-left="0.002cm solid #ffffff" fo:border-right="none" fo:border-top="0.002cm solid #ffffff" fo:border-bottom="0.002cm solid #ffffff"/>
    </style:style>
    <style:style style:name="rststyle-table-personal.B1" style:family="table-cell">
      <style:table-cell-properties fo:padding="0.097cm" fo:border="0.002cm solid #ffffff"/>
    </style:style>
    <style:style style:name="rststyle-table-nothing" style:family="table">
      <style:table-properties style:width="15.24cm" table:align="margins"/>
    </style:style>
    <style:style style:name="rststyle-table-nothing.A" style:family="table-column">
      <style:table-column-properties style:column-width="7.62cm" style:rel-column-width="32767*"/>
    </style:style>
    <style:style style:name="rststyle-table-nothing.B" style:family="table-column">
      <style:table-column-properties style:column-width="7.62cm" style:rel-column-width="32768*"/>
    </style:style>
    <style:style style:name="rststyle-table-nothing.A1" style:family="table-cell">
      <style:table-cell-properties fo:padding="0.097cm" fo:border-left="0.002cm solid #ffffff" fo:border-right="none" fo:border-top="0.002cm solid #ffffff" fo:border-bottom="0.002cm solid #ffffff"/>
    </style:style>
    <style:style style:name="rststyle-table-nothing.B1" style:family="table-cell">
      <style:table-cell-properties fo:padding="0.097cm" fo:border="0.002cm solid #ffffff"/>
    </style:style>
    <style:style style:name="rststyle-table-nothing.A2" style:family="table-cell">
      <style:table-cell-properties fo:padding="0.097cm" fo:border-left="0.002cm solid #ffffff" fo:border-right="none" fo:border-top="none" fo:border-bottom="0.002cm solid #ffffff"/>
    </style:style>
    <style:style style:name="rststyle-table-nothing.B2" style:family="table-cell">
      <style:table-cell-properties fo:padding="0.097cm" fo:border-left="0.002cm solid #ffffff" fo:border-right="0.002cm solid #ffffff" fo:border-top="none" fo:border-bottom="0.002cm solid #ffffff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>
      <style:text-properties officeooo:rsid="00060d15" officeooo:paragraph-rsid="00060d15"/>
    </style:style>
    <style:style style:name="P4" style:family="paragraph" style:parent-style-name="Table_20_Contents">
      <style:text-properties officeooo:rsid="00060d15" officeooo:paragraph-rsid="00060d15"/>
    </style:style>
    <style:style style:name="P5" style:family="paragraph" style:parent-style-name="Table_20_Contents">
      <style:text-properties officeooo:paragraph-rsid="000e2a34"/>
    </style:style>
    <style:style style:name="P6" style:family="paragraph" style:parent-style-name="Table_20_Contents">
      <style:text-properties officeooo:rsid="000e2a34" officeooo:paragraph-rsid="000e2a34"/>
    </style:style>
    <style:style style:name="P7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able:table table:name="rststyle-table-personal" table:style-name="rststyle-table-personal">
        <table:table-column table:style-name="rststyle-table-personal.A"/>
        <table:table-column table:style-name="rststyle-table-personal.B"/>
        <table:table-row>
          <table:table-cell table:style-name="rststyle-table-personal.A1" office:value-type="string">
            <text:p text:style-name="P6">personal data</text:p>
          </table:table-cell>
          <table:table-cell table:style-name="rststyle-table-personal.B1" office:value-type="string">
            <text:p text:style-name="P4"/>
          </table:table-cell>
        </table:table-row>
      </table:table>
      <text:p text:style-name="Standard"/>
      <table:table table:name="rststyle-table-nothing" table:style-name="rststyle-table-nothing">
        <table:table-column table:style-name="rststyle-table-nothing.A"/>
        <table:table-column table:style-name="rststyle-table-nothing.B"/>
        <table:table-row>
          <table:table-cell table:style-name="rststyle-table-nothing.A1" office:value-type="string">
            <text:p text:style-name="P6">awards</text:p>
          </table:table-cell>
          <table:table-cell table:style-name="rststyle-table-nothing.B1" office:value-type="string">
            <text:p text:style-name="Table_20_Contents"/>
          </table:table-cell>
        </table:table-row>
        <table:table-row>
          <table:table-cell table:style-name="rststyle-table-nothing.A2" office:value-type="string">
            <text:p text:style-name="P5"/>
          </table:table-cell>
          <table:table-cell table:style-name="rststyle-table-nothing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Fontin" svg:font-family="Fontin" style:font-adornments="Bold" style:font-pitch="variable"/>
    <style:font-face style:name="Fontin1" svg:font-family="Fontin" style:font-adornments="Regular" style:font-pitch="variable"/>
    <style:font-face style:name="Fontin SmallCaps" svg:font-family="'Fontin SmallCaps'" style:font-adornments="SmallCaps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14914.083cm" style:type="center"/>
          <style:tab-stop style:position="29824.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rststyle-textbody" style:list-style-name="rststyle-bulletlist">
      <style:paragraph-properties fo:margin-top="0cm" fo:margin-bottom="0.011cm" fo:background-color="transparent">
        <style:background-image/>
      </style:paragraph-properties>
    </style:style>
    <style:style style:name="rststyle-blockindent" style:family="paragraph">
      <style:paragraph-properties fo:margin-left="1cm" fo:margin-right="0cm" fo:text-indent="0cm" style:auto-text-indent="false"/>
    </style:style>
    <style:style style:name="rststyle-heading1" style:family="paragraph" style:parent-style-name="Heading_20_1" style:next-style-name="Text_20_body" style:default-outline-level="" style:list-style-name="">
      <style:paragraph-properties fo:background-color="transparent" fo:padding="0cm" fo:border-left="none" fo:border-right="none" fo:border-top="none" fo:border-bottom="0.002cm solid #808080" style:shadow="none">
        <style:background-image/>
      </style:paragraph-properties>
      <style:text-properties style:font-name="Fontin"/>
    </style:style>
    <style:style style:name="rststyle-heading2" style:family="paragraph" style:parent-style-name="Heading_20_2" style:next-style-name="Text_20_body" style:default-outline-level="" style:list-style-name=""/>
    <style:style style:name="rststyle-heading3" style:family="paragraph" style:parent-style-name="Heading_20_3" style:next-style-name="Text_20_body" style:default-outline-level="" style:list-style-name=""/>
    <style:style style:name="rststyle-heading4" style:family="paragraph" style:parent-style-name="Heading_20_4" style:next-style-name="Text_20_body" style:default-outline-level="" style:list-style-name=""/>
    <style:style style:name="rststyle-heading5" style:family="paragraph" style:parent-style-name="Heading_20_5" style:next-style-name="Text_20_body" style:default-outline-level="" style:list-style-name=""/>
    <style:style style:name="rststyle-blockquote" style:family="paragraph" style:parent-style-name="Text_20_body" style:class="text">
      <style:paragraph-properties fo:margin-left="1.016cm" fo:margin-right="2.032cm" fo:text-align="start" style:justify-single-word="false" fo:text-indent="0cm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1cm" fo:margin-right="0cm" fo:text-indent="0cm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>
      <style:text-properties style:font-name="Fontin1"/>
    </style:style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499cm" fo:margin-right="0cm" fo:margin-top="0.152cm" fo:margin-bottom="0.152cm" fo:text-indent="0cm" style:auto-text-indent="false" fo:background-color="#ccffff" fo:padding="0.051cm" fo:border="0.002cm solid #000000" style:shadow="none">
        <style:background-image/>
      </style:paragraph-properties>
    </style:style>
    <style:style style:name="rststyle-table-title" style:family="paragraph" style:parent-style-name="Heading_20_3" style:default-outline-level="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1.016cm" fo:margin-right="2.032cm" fo:text-indent="0cm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2cm" fo:margin-right="2cm" fo:text-indent="0cm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2cm" fo:margin-right="2cm" fo:text-indent="0cm" style:auto-text-indent="false"/>
      <style:text-properties fo:font-style="italic"/>
    </style:style>
    <style:style style:name="rststyle-rubric" style:family="paragraph" style:parent-style-name="Heading_20_3" style:default-outline-level="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" style:list-style-name=""/>
    <style:style style:name="rststyle-heading7" style:family="paragraph" style:parent-style-name="Heading_20_7" style:next-style-name="Text_20_body" style:default-outline-level="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cm" fo:margin-bottom="0cm"/>
    </style:style>
    <style:style style:name="rststyle-lineblock2" style:family="paragraph" style:parent-style-name="rststyle-textbody">
      <style:paragraph-properties fo:margin-left="1.016cm" fo:margin-right="0cm" fo:margin-top="0cm" fo:margin-bottom="0cm" fo:text-indent="0cm" style:auto-text-indent="false"/>
    </style:style>
    <style:style style:name="rststyle-lineblock3" style:family="paragraph" style:parent-style-name="rststyle-textbody">
      <style:paragraph-properties fo:margin-left="2.032cm" fo:margin-right="0cm" fo:margin-top="0cm" fo:margin-bottom="0cm" fo:text-indent="0cm" style:auto-text-indent="false"/>
    </style:style>
    <style:style style:name="rststyle-lineblock4" style:family="paragraph" style:parent-style-name="rststyle-textbody">
      <style:paragraph-properties fo:margin-left="3.048cm" fo:margin-right="0cm" fo:margin-top="0cm" fo:margin-bottom="0cm" fo:text-indent="0cm" style:auto-text-indent="false"/>
    </style:style>
    <style:style style:name="rststyle-lineblock5" style:family="paragraph" style:parent-style-name="rststyle-textbody">
      <style:paragraph-properties fo:margin-left="4.064cm" fo:margin-right="0cm" fo:margin-top="0cm" fo:margin-bottom="0cm" fo:text-indent="0cm" style:auto-text-indent="false"/>
    </style:style>
    <style:style style:name="rststyle-lineblock6" style:family="paragraph" style:parent-style-name="rststyle-textbody">
      <style:paragraph-properties fo:margin-left="5.08cm" fo:margin-right="0cm" fo:margin-top="0cm" fo:margin-bottom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 style:master-page-name="">
      <style:paragraph-properties fo:margin-top="0.42cm" fo:margin-bottom="0.51cm" style:page-number="auto"/>
      <style:text-properties style:font-name="Fontin"/>
    </style:style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1.905cm" fo:margin-right="0cm" fo:text-indent="-1.905cm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742cm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3.243cm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2.744cm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2.245cm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1.746cm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1.247cm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0.747cm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right" style:family="paragraph" style:parent-style-name="rststyle-textbody" style:master-page-name="">
      <style:paragraph-properties fo:margin-left="0cm" fo:margin-right="0.199cm" fo:text-align="end" style:justify-single-word="false" fo:text-indent="0cm" style:auto-text-indent="false" style:page-number="auto"/>
    </style:style>
    <style:style style:name="rststyle-small" style:family="paragraph" style:parent-style-name="rststyle-textbody">
      <style:text-properties fo:font-size="11pt"/>
    </style:style>
    <style:style style:name="rststyle-dateleft" style:family="paragraph" style:parent-style-name="rststyle-textbody" style:master-page-name="">
      <style:paragraph-properties fo:margin-left="0cm" fo:margin-right="0.199cm" fo:margin-top="0cm" fo:margin-bottom="0.011cm" fo:text-align="end" style:justify-single-word="false" fo:text-indent="0cm" style:auto-text-indent="false" style:page-number="auto"/>
      <style:text-properties style:font-name="Fontin SmallCaps" fo:font-weight="normal"/>
    </style:style>
    <style:style style:name="rststyle-softright" style:family="paragraph" style:parent-style-name="rststyle-textbody">
      <style:paragraph-properties fo:margin-left="0cm" fo:margin-right="0.199cm" fo:margin-top="0cm" fo:margin-bottom="0.011cm" fo:text-align="end" style:justify-single-word="false" fo:text-indent="0cm" style:auto-text-indent="false"/>
      <style:text-properties fo:font-weight="bold"/>
    </style:style>
    <style:style style:name="rststyle-center" style:family="paragraph" style:parent-style-name="rststyle-textbody">
      <style:paragraph-properties fo:text-align="center" style:justify-single-word="false"/>
    </style:style>
    <style:style style:name="rststyle-refleft" style:family="paragraph" style:parent-style-name="rststyle-textbody">
      <style:paragraph-properties fo:margin-left="0.4cm" fo:margin-right="0cm" fo:margin-top="0cm" fo:margin-bottom="0.011cm" fo:text-indent="0cm" style:auto-text-indent="false"/>
    </style:style>
    <style:style style:name="rststyle-refright" style:family="paragraph" style:parent-style-name="rststyle-textbody">
      <style:paragraph-properties fo:margin-left="0cm" fo:margin-right="0.4cm" fo:margin-top="0cm" fo:margin-bottom="0.011cm" fo:text-align="end" style:justify-single-word="false" fo:text-indent="0cm" style:auto-text-indent="false"/>
    </style:style>
    <style:style style:name="rststyle-jobtitle" style:family="paragraph" style:parent-style-name="rststyle-textbody"/>
    <style:style style:name="rststyle-pb" style:family="paragraph" style:parent-style-name="rststyle-textbody" style:master-page-name="">
      <style:paragraph-properties style:page-number="auto" fo:break-before="page" fo:background-color="transparent" fo:padding="0cm" fo:border="none" style:shadow="none">
        <style:tab-stops/>
        <style:background-image/>
      </style:paragraph-properties>
      <style:text-properties fo:font-size="2pt"/>
    </style:style>
    <style:style style:name="rststyle-pers-left" style:family="paragraph" style:parent-style-name="rststyle-right">
      <style:paragraph-properties fo:margin-top="0cm" fo:margin-bottom="0cm"/>
    </style:style>
    <style:style style:name="rststyle-pers-right" style:family="paragraph" style:parent-style-name="rststyle-textbody">
      <style:paragraph-properties fo:margin-top="0cm" fo:margin-bottom="0cm"/>
    </style:style>
    <style:style style:name="rststyle-shortpar" style:family="paragraph" style:parent-style-name="rststyle-textbody">
      <style:paragraph-properties fo:margin-top="0cm" fo:margin-bottom="0.03cm"/>
    </style:style>
    <style:style style:name="rststyle-refcenter" style:family="paragraph" style:parent-style-name="rststyle-center">
      <style:paragraph-properties fo:margin-top="0cm" fo:margin-bottom="0.011cm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rststyle-sc" style:family="text">
      <style:text-properties style:font-name="Fontin SmallCaps" fo:background-color="transpar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 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 " style:num-format="1" text:display-levels="3">
        <style:list-level-properties text:space-before="1.905cm" text:min-label-width="0.635cm"/>
      </text:list-level-style-number>
      <text:list-level-style-number text:level="4" text:style-name="Numbering_20_Symbols" style:num-prefix=" " style:num-suffix=" " style:num-format="1" text:display-levels="4">
        <style:list-level-properties text:space-before="2.54cm" text:min-label-width="0.635cm"/>
      </text:list-level-style-number>
      <text:list-level-style-number text:level="5" text:style-name="Numbering_20_Symbols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arabic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635cm" text:min-label-width="0.635cm"/>
      </text:list-level-style-number>
      <text:list-level-style-number text:level="2" style:num-suffix=")" style:num-format="A">
        <style:list-level-properties text:space-before="1.27cm" text:min-label-width="0.635cm"/>
      </text:list-level-style-number>
      <text:list-level-style-number text:level="3" style:num-suffix=")" style:num-format="A">
        <style:list-level-properties text:space-before="1.905cm" text:min-label-width="0.635cm"/>
      </text:list-level-style-number>
      <text:list-level-style-number text:level="4" style:num-suffix=")" style:num-format="A">
        <style:list-level-properties text:space-before="2.54cm" text:min-label-width="0.635cm"/>
      </text:list-level-style-number>
      <text:list-level-style-number text:level="5" style:num-suffix=")" style:num-format="A">
        <style:list-level-properties text:space-before="3.175cm" text:min-label-width="0.635cm"/>
      </text:list-level-style-number>
      <text:list-level-style-number text:level="6" style:num-suffix=")" style:num-format="A">
        <style:list-level-properties text:space-before="3.81cm" text:min-label-width="0.635cm"/>
      </text:list-level-style-number>
      <text:list-level-style-number text:level="7" style:num-suffix=")" style:num-format="A">
        <style:list-level-properties text:space-before="4.445cm" text:min-label-width="0.635cm"/>
      </text:list-level-style-number>
      <text:list-level-style-number text:level="8" style:num-suffix=")" style:num-format="A">
        <style:list-level-properties text:space-before="5.08cm" text:min-label-width="0.635cm"/>
      </text:list-level-style-number>
      <text:list-level-style-number text:level="9" style:num-suffix=")" style:num-format="A">
        <style:list-level-properties text:space-before="5.715cm" text:min-label-width="0.635cm"/>
      </text:list-level-style-number>
      <text:list-level-style-number text:level="10" style:num-suffix=")" style:num-format="A">
        <style:list-level-properties text:space-before="6.35cm" text:min-label-width="0.635cm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I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1.905cm" text:min-label-width="0.635cm"/>
      </text:list-level-style-number>
      <text:list-level-style-number text:level="4" style:num-suffix="." style:num-format="I">
        <style:list-level-properties text:space-before="2.54cm" text:min-label-width="0.635cm"/>
      </text:list-level-style-number>
      <text:list-level-style-number text:level="5" style:num-suffix="." style:num-format="I">
        <style:list-level-properties text:space-before="3.175cm" text:min-label-width="0.635cm"/>
      </text:list-level-style-number>
      <text:list-level-style-number text:level="6" style:num-suffix="." style:num-format="I">
        <style:list-level-properties text:space-before="3.81cm" text:min-label-width="0.635cm"/>
      </text:list-level-style-number>
      <text:list-level-style-number text:level="7" style:num-suffix="." style:num-format="I">
        <style:list-level-properties text:space-before="4.445cm" text:min-label-width="0.635cm"/>
      </text:list-level-style-number>
      <text:list-level-style-number text:level="8" style:num-suffix="." style:num-format="I">
        <style:list-level-properties text:space-before="5.08cm" text:min-label-width="0.635cm"/>
      </text:list-level-style-number>
      <text:list-level-style-number text:level="9" style:num-suffix="." style:num-format="I">
        <style:list-level-properties text:space-before="5.715cm" text:min-label-width="0.635cm"/>
      </text:list-level-style-number>
      <text:list-level-style-number text:level="10" style:num-suffix="." style:num-format="I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1"/>
    <style:master-page style:name="rststyle-page-bottom" style:page-layout-name="Mpm2">
      <style:footer>
        <text:p text:style-name="MP1">Page <text:page-number text:select-page="current"/></text:p>
      </style:footer>
    </style:master-page>
    <style:master-page style:name="rststyle-page-top" style:page-layout-name="Mpm3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dkuhlman</meta:initial-creator>
    <meta:creation-date>2006-08-15T13:56:07</meta:creation-date>
    <dc:date>2010-11-23T12:59:37</dc:date>
    <meta:editing-cycles>135</meta:editing-cycles>
    <meta:editing-duration>PT35H25M40S</meta:editing-duration>
    <dc:creator>Ryan Wooden</dc:creator>
    <meta:document-statistic meta:table-count="4" meta:image-count="0" meta:object-count="0" meta:page-count="1" meta:paragraph-count="8" meta:word-count="60" meta:character-count="363"/>
    <meta:user-defined meta:name="Info 1"/>
    <meta:user-defined meta:name="Info 2"/>
    <meta:user-defined meta:name="Info 3"/>
    <meta:user-defined meta:name="Info 4"/>
  </office:meta>
</office:document-meta>
</file>